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437in"/>
    </style:style>
    <style:style style:name="co2" style:family="table-column">
      <style:table-column-properties fo:break-before="auto" style:column-width="0.8807in"/>
    </style:style>
    <style:style style:name="co3" style:family="table-column">
      <style:table-column-properties fo:break-before="auto" style:column-width="0.5571in"/>
    </style:style>
    <style:style style:name="co4" style:family="table-column">
      <style:table-column-properties fo:break-before="auto" style:column-width="0.5028in"/>
    </style:style>
    <style:style style:name="co5" style:family="table-column">
      <style:table-column-properties fo:break-before="auto" style:column-width="0.5484in"/>
    </style:style>
    <style:style style:name="co6" style:family="table-column">
      <style:table-column-properties fo:break-before="auto" style:column-width="0.5799in"/>
    </style:style>
    <style:style style:name="co7" style:family="table-column">
      <style:table-column-properties fo:break-before="auto" style:column-width="0.5335in"/>
    </style:style>
    <style:style style:name="co8" style:family="table-column">
      <style:table-column-properties fo:break-before="auto" style:column-width="0.780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value-type" style:repeat-content="false"/>
      <style:paragraph-properties fo:margin-left="0in"/>
    </style:style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pop_jo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9" table:number-columns-repeated="5" table:default-cell-style-name="ce2"/>
        <table:table-row table:style-name="ro1">
          <table:table-cell office:value-type="string" calcext:value-type="string">
            <table:cell-range-source table:name="CSV_all" xlink:type="simple" xlink:href="../pop_join.csv" table:filter-name="Text - txt - csv (StarCalc)" table:filter-options="9/59/44,34,76,1,,0,false,false,true,false,false" table:last-column-spanned="8" table:last-row-spanned="79" table:refresh-delay="PT00H01M00S"/>
            <text:p>Country</text:p>
          </table:table-cell>
          <table:table-cell office:value-type="string" calcext:value-type="string">
            <text:p>Year_2016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Recovered</text:p>
          </table:table-cell>
          <table:table-cell table:style-name="Default" office:value-type="string" calcext:value-type="string">
            <text:p>Case PerCapita</text:p>
          </table:table-cell>
          <table:table-cell table:style-name="Default" office:value-type="string" calcext:value-type="string">
            <text:p>Death PerCapita</text:p>
          </table:table-cell>
          <table:table-cell table:style-name="Default" office:value-type="string" calcext:value-type="string">
            <text:p>Serious PerCapita</text:p>
          </table:table-cell>
          <table:table-cell table:style-name="Default" office:value-type="string" calcext:value-type="string">
            <text:p>Critical PerCapita</text:p>
          </table:table-cell>
          <table:table-cell table:style-name="Default" office:value-type="string" calcext:value-type="string">
            <text:p>Recovered PerCapita</text:p>
          </table:table-cell>
          <table:table-cell table:style-name="Default" office:value-type="string" calcext:value-type="string">
            <text:p>Death/Recovered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34656032" calcext:value-type="float">
            <text:p>34656032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2]/[.B2])" office:value-type="float" office:value="0.0000000288550056740483" calcext:value-type="float">
            <text:p>00.00000003</text:p>
          </table:table-cell>
          <table:table-cell table:formula="of:=([.E2]/[.B2])" office:value-type="float" office:value="0" calcext:value-type="float">
            <text:p>00.00000000</text:p>
          </table:table-cell>
          <table:table-cell table:formula="of:=([.F2]/[.B2])" office:value-type="float" office:value="0" calcext:value-type="float">
            <text:p>00.00000000</text:p>
          </table:table-cell>
          <table:table-cell table:formula="of:=([.G2]/[.B2])" office:value-type="float" office:value="0" calcext:value-type="float">
            <text:p>00.00000000</text:p>
          </table:table-cell>
          <table:table-cell table:formula="of:=([.H2]/[.B2])" office:value-type="float" office:value="0" calcext:value-type="float">
            <text:p>00.00000000</text:p>
          </table:table-cell>
          <table:table-cell table:formula="of:=([.E2]/[.H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float" office:value="77281" calcext:value-type="float">
            <text:p>77281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3]/[.B3])" office:value-type="float" office:value="0.0000129397911517708" calcext:value-type="float">
            <text:p>00.00001294</text:p>
          </table:table-cell>
          <table:table-cell table:formula="of:=([.E3]/[.B3])" office:value-type="float" office:value="0" calcext:value-type="float">
            <text:p>00.00000000</text:p>
          </table:table-cell>
          <table:table-cell table:formula="of:=([.F3]/[.B3])" office:value-type="float" office:value="0" calcext:value-type="float">
            <text:p>00.00000000</text:p>
          </table:table-cell>
          <table:table-cell table:formula="of:=([.G3]/[.B3])" office:value-type="float" office:value="0" calcext:value-type="float">
            <text:p>00.00000000</text:p>
          </table:table-cell>
          <table:table-cell table:formula="of:=([.H3]/[.B3])" office:value-type="float" office:value="0" calcext:value-type="float">
            <text:p>00.00000000</text:p>
          </table:table-cell>
          <table:table-cell table:formula="of:=([.E3]/[.H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3847430" calcext:value-type="float">
            <text:p>43847430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4]/[.B4])" office:value-type="float" office:value="0.0000000228063537589318" calcext:value-type="float">
            <text:p>00.00000002</text:p>
          </table:table-cell>
          <table:table-cell table:formula="of:=([.E4]/[.B4])" office:value-type="float" office:value="0" calcext:value-type="float">
            <text:p>00.00000000</text:p>
          </table:table-cell>
          <table:table-cell table:formula="of:=([.F4]/[.B4])" office:value-type="float" office:value="0" calcext:value-type="float">
            <text:p>00.00000000</text:p>
          </table:table-cell>
          <table:table-cell table:formula="of:=([.G4]/[.B4])" office:value-type="float" office:value="0" calcext:value-type="float">
            <text:p>00.00000000</text:p>
          </table:table-cell>
          <table:table-cell table:formula="of:=([.H4]/[.B4])" office:value-type="float" office:value="0" calcext:value-type="float">
            <text:p>00.00000000</text:p>
          </table:table-cell>
          <table:table-cell table:formula="of:=([.E4]/[.H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924816" calcext:value-type="float">
            <text:p>2924816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5]/[.B5])" office:value-type="float" office:value="0.000000341901849552245" calcext:value-type="float">
            <text:p>00.00000034</text:p>
          </table:table-cell>
          <table:table-cell table:formula="of:=([.E5]/[.B5])" office:value-type="float" office:value="0" calcext:value-type="float">
            <text:p>00.00000000</text:p>
          </table:table-cell>
          <table:table-cell table:formula="of:=([.F5]/[.B5])" office:value-type="float" office:value="0" calcext:value-type="float">
            <text:p>00.00000000</text:p>
          </table:table-cell>
          <table:table-cell table:formula="of:=([.G5]/[.B5])" office:value-type="float" office:value="0" calcext:value-type="float">
            <text:p>00.00000000</text:p>
          </table:table-cell>
          <table:table-cell table:formula="of:=([.H5]/[.B5])" office:value-type="float" office:value="0" calcext:value-type="float">
            <text:p>00.00000000</text:p>
          </table:table-cell>
          <table:table-cell table:formula="of:=([.E5]/[.H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4127159" calcext:value-type="float">
            <text:p>24127159</text:p>
          </table:table-cell>
          <table:table-cell office:value-type="string" calcext:value-type="string">
            <text:p>outsid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([.D6]/[.B6])" office:value-type="float" office:value="0.00000248682408069678" calcext:value-type="float">
            <text:p>00.00000249</text:p>
          </table:table-cell>
          <table:table-cell table:formula="of:=([.E6]/[.B6])" office:value-type="float" office:value="0.0000000828941360232259" calcext:value-type="float">
            <text:p>00.00000008</text:p>
          </table:table-cell>
          <table:table-cell table:formula="of:=([.F6]/[.B6])" office:value-type="float" office:value="0" calcext:value-type="float">
            <text:p>00.00000000</text:p>
          </table:table-cell>
          <table:table-cell table:formula="of:=([.G6]/[.B6])" office:value-type="float" office:value="0" calcext:value-type="float">
            <text:p>00.00000000</text:p>
          </table:table-cell>
          <table:table-cell table:formula="of:=([.H6]/[.B6])" office:value-type="float" office:value="0.000000911835496255485" calcext:value-type="float">
            <text:p>00.00000091</text:p>
          </table:table-cell>
          <table:table-cell table:formula="of:=([.E6]/[.H6])" office:value-type="float" office:value="0.0909090909090909" calcext:value-type="float">
            <text:p>00.09090909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8747358" calcext:value-type="float">
            <text:p>8747358</text:p>
          </table:table-cell>
          <table:table-cell office:value-type="string" calcext:value-type="string">
            <text:p>outsid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7]/[.B7])" office:value-type="float" office:value="0.00000422984860114334" calcext:value-type="float">
            <text:p>00.00000423</text:p>
          </table:table-cell>
          <table:table-cell table:formula="of:=([.E7]/[.B7])" office:value-type="float" office:value="0" calcext:value-type="float">
            <text:p>00.00000000</text:p>
          </table:table-cell>
          <table:table-cell table:formula="of:=([.F7]/[.B7])" office:value-type="float" office:value="0" calcext:value-type="float">
            <text:p>00.00000000</text:p>
          </table:table-cell>
          <table:table-cell table:formula="of:=([.G7]/[.B7])" office:value-type="float" office:value="0" calcext:value-type="float">
            <text:p>00.00000000</text:p>
          </table:table-cell>
          <table:table-cell table:formula="of:=([.H7]/[.B7])" office:value-type="float" office:value="0" calcext:value-type="float">
            <text:p>00.00000000</text:p>
          </table:table-cell>
          <table:table-cell table:formula="of:=([.E7]/[.H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9762274" calcext:value-type="float">
            <text:p>9762274</text:p>
          </table:table-cell>
          <table:table-cell office:value-type="string" calcext:value-type="string">
            <text:p>outsid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8]/[.B8])" office:value-type="float" office:value="0.000000614610899058969" calcext:value-type="float">
            <text:p>00.00000061</text:p>
          </table:table-cell>
          <table:table-cell table:formula="of:=([.E8]/[.B8])" office:value-type="float" office:value="0" calcext:value-type="float">
            <text:p>00.00000000</text:p>
          </table:table-cell>
          <table:table-cell table:formula="of:=([.F8]/[.B8])" office:value-type="float" office:value="0" calcext:value-type="float">
            <text:p>00.00000000</text:p>
          </table:table-cell>
          <table:table-cell table:formula="of:=([.G8]/[.B8])" office:value-type="float" office:value="0" calcext:value-type="float">
            <text:p>00.00000000</text:p>
          </table:table-cell>
          <table:table-cell table:formula="of:=([.H8]/[.B8])" office:value-type="float" office:value="0" calcext:value-type="float">
            <text:p>00.00000000</text:p>
          </table:table-cell>
          <table:table-cell table:formula="of:=([.E8]/[.H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1348159" calcext:value-type="float">
            <text:p>11348159</text:p>
          </table:table-cell>
          <table:table-cell office:value-type="string" calcext:value-type="string">
            <text:p>outsid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D9]/[.B9])" office:value-type="float" office:value="0.00000440600100862175" calcext:value-type="float">
            <text:p>00.00000441</text:p>
          </table:table-cell>
          <table:table-cell table:formula="of:=([.E9]/[.B9])" office:value-type="float" office:value="0" calcext:value-type="float">
            <text:p>00.00000000</text:p>
          </table:table-cell>
          <table:table-cell table:formula="of:=([.F9]/[.B9])" office:value-type="float" office:value="0.000000088120020172435" calcext:value-type="float">
            <text:p>00.00000009</text:p>
          </table:table-cell>
          <table:table-cell table:formula="of:=([.G9]/[.B9])" office:value-type="float" office:value="0" calcext:value-type="float">
            <text:p>00.00000000</text:p>
          </table:table-cell>
          <table:table-cell table:formula="of:=([.H9]/[.B9])" office:value-type="float" office:value="0.000000088120020172435" calcext:value-type="float">
            <text:p>00.00000009</text:p>
          </table:table-cell>
          <table:table-cell table:formula="of:=([.E9]/[.H9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425171" calcext:value-type="float">
            <text:p>1425171</text:p>
          </table:table-cell>
          <table:table-cell office:value-type="string" calcext:value-type="string">
            <text:p>outside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10]/[.B10])" office:value-type="float" office:value="0.0000343818390915897" calcext:value-type="float">
            <text:p>00.00003438</text:p>
          </table:table-cell>
          <table:table-cell table:formula="of:=([.E10]/[.B10])" office:value-type="float" office:value="0" calcext:value-type="float">
            <text:p>00.00000000</text:p>
          </table:table-cell>
          <table:table-cell table:formula="of:=([.F10]/[.B10])" office:value-type="float" office:value="0" calcext:value-type="float">
            <text:p>00.00000000</text:p>
          </table:table-cell>
          <table:table-cell table:formula="of:=([.G10]/[.B10])" office:value-type="float" office:value="0" calcext:value-type="float">
            <text:p>00.00000000</text:p>
          </table:table-cell>
          <table:table-cell table:formula="of:=([.H10]/[.B10])" office:value-type="float" office:value="0.000000701670185542647" calcext:value-type="float">
            <text:p>00.00000070</text:p>
          </table:table-cell>
          <table:table-cell table:formula="of:=([.E10]/[.H10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9507120" calcext:value-type="float">
            <text:p>9507120</text:p>
          </table:table-cell>
          <table:table-cell office:value-type="string" calcext:value-type="string">
            <text:p>outsid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11]/[.B11])" office:value-type="float" office:value="0.000000631105950066897" calcext:value-type="float">
            <text:p>00.00000063</text:p>
          </table:table-cell>
          <table:table-cell table:formula="of:=([.E11]/[.B11])" office:value-type="float" office:value="0" calcext:value-type="float">
            <text:p>00.00000000</text:p>
          </table:table-cell>
          <table:table-cell table:formula="of:=([.F11]/[.B11])" office:value-type="float" office:value="0" calcext:value-type="float">
            <text:p>00.00000000</text:p>
          </table:table-cell>
          <table:table-cell table:formula="of:=([.G11]/[.B11])" office:value-type="float" office:value="0" calcext:value-type="float">
            <text:p>00.00000000</text:p>
          </table:table-cell>
          <table:table-cell table:formula="of:=([.H11]/[.B11])" office:value-type="float" office:value="0" calcext:value-type="float">
            <text:p>00.00000000</text:p>
          </table:table-cell>
          <table:table-cell table:formula="of:=([.E11]/[.H1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7652865" calcext:value-type="float">
            <text:p>207652865</text:p>
          </table:table-cell>
          <table:table-cell office:value-type="string" calcext:value-type="string">
            <text:p>outsid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12]/[.B12])" office:value-type="float" office:value="0.0000000385258349312927" calcext:value-type="float">
            <text:p>00.00000004</text:p>
          </table:table-cell>
          <table:table-cell table:formula="of:=([.E12]/[.B12])" office:value-type="float" office:value="0" calcext:value-type="float">
            <text:p>00.00000000</text:p>
          </table:table-cell>
          <table:table-cell table:formula="of:=([.F12]/[.B12])" office:value-type="float" office:value="0" calcext:value-type="float">
            <text:p>00.00000000</text:p>
          </table:table-cell>
          <table:table-cell table:formula="of:=([.G12]/[.B12])" office:value-type="float" office:value="0" calcext:value-type="float">
            <text:p>00.00000000</text:p>
          </table:table-cell>
          <table:table-cell table:formula="of:=([.H12]/[.B12])" office:value-type="float" office:value="0" calcext:value-type="float">
            <text:p>00.00000000</text:p>
          </table:table-cell>
          <table:table-cell table:formula="of:=([.E12]/[.H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6286425" calcext:value-type="float">
            <text:p>36286425</text:p>
          </table:table-cell>
          <table:table-cell office:value-type="string" calcext:value-type="string">
            <text:p>outside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D13]/[.B13])" office:value-type="float" office:value="0.00000126769170564474" calcext:value-type="float">
            <text:p>00.00000127</text:p>
          </table:table-cell>
          <table:table-cell table:formula="of:=([.E13]/[.B13])" office:value-type="float" office:value="0" calcext:value-type="float">
            <text:p>00.00000000</text:p>
          </table:table-cell>
          <table:table-cell table:formula="of:=([.F13]/[.B13])" office:value-type="float" office:value="0" calcext:value-type="float">
            <text:p>00.00000000</text:p>
          </table:table-cell>
          <table:table-cell table:formula="of:=([.G13]/[.B13])" office:value-type="float" office:value="0.0000000275585153401031" calcext:value-type="float">
            <text:p>00.00000003</text:p>
          </table:table-cell>
          <table:table-cell table:formula="of:=([.H13]/[.B13])" office:value-type="float" office:value="0.0000000826755460203092" calcext:value-type="float">
            <text:p>00.00000008</text:p>
          </table:table-cell>
          <table:table-cell table:formula="of:=([.E13]/[.H13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8372098" calcext:value-type="float">
            <text:p>8372098</text:p>
          </table:table-cell>
          <table:table-cell office:value-type="string" calcext:value-type="string">
            <text:p>outsid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D14]/[.B14])" office:value-type="float" office:value="0.00000955554987531202" calcext:value-type="float">
            <text:p>00.00000956</text:p>
          </table:table-cell>
          <table:table-cell table:formula="of:=([.E14]/[.B14])" office:value-type="float" office:value="0.0000001194443734414" calcext:value-type="float">
            <text:p>00.00000012</text:p>
          </table:table-cell>
          <table:table-cell table:formula="of:=([.F14]/[.B14])" office:value-type="float" office:value="0" calcext:value-type="float">
            <text:p>00.00000000</text:p>
          </table:table-cell>
          <table:table-cell table:formula="of:=([.G14]/[.B14])" office:value-type="float" office:value="0" calcext:value-type="float">
            <text:p>00.00000000</text:p>
          </table:table-cell>
          <table:table-cell table:formula="of:=([.H14]/[.B14])" office:value-type="float" office:value="0" calcext:value-type="float">
            <text:p>00.00000000</text:p>
          </table:table-cell>
          <table:table-cell table:formula="of:=([.E14]/[.H1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7909754" calcext:value-type="float">
            <text:p>17909754</text:p>
          </table:table-cell>
          <table:table-cell office:value-type="string" calcext:value-type="string">
            <text:p>outsid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15]/[.B15])" office:value-type="float" office:value="0.000000167506488363827" calcext:value-type="float">
            <text:p>00.00000017</text:p>
          </table:table-cell>
          <table:table-cell table:formula="of:=([.E15]/[.B15])" office:value-type="float" office:value="0" calcext:value-type="float">
            <text:p>00.00000000</text:p>
          </table:table-cell>
          <table:table-cell table:formula="of:=([.F15]/[.B15])" office:value-type="float" office:value="0" calcext:value-type="float">
            <text:p>00.00000000</text:p>
          </table:table-cell>
          <table:table-cell table:formula="of:=([.G15]/[.B15])" office:value-type="float" office:value="0" calcext:value-type="float">
            <text:p>00.00000000</text:p>
          </table:table-cell>
          <table:table-cell table:formula="of:=([.H15]/[.B15])" office:value-type="float" office:value="0" calcext:value-type="float">
            <text:p>00.00000000</text:p>
          </table:table-cell>
          <table:table-cell table:formula="of:=([.E15]/[.H1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10561633" calcext:value-type="float">
            <text:p>10561633</text:p>
          </table:table-cell>
          <table:table-cell office:value-type="string" calcext:value-type="string">
            <text:p>outside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16]/[.B16])" office:value-type="float" office:value="0.000000757458624059367" calcext:value-type="float">
            <text:p>00.00000076</text:p>
          </table:table-cell>
          <table:table-cell table:formula="of:=([.E16]/[.B16])" office:value-type="float" office:value="0" calcext:value-type="float">
            <text:p>00.00000000</text:p>
          </table:table-cell>
          <table:table-cell table:formula="of:=([.F16]/[.B16])" office:value-type="float" office:value="0" calcext:value-type="float">
            <text:p>00.00000000</text:p>
          </table:table-cell>
          <table:table-cell table:formula="of:=([.G16]/[.B16])" office:value-type="float" office:value="0" calcext:value-type="float">
            <text:p>00.00000000</text:p>
          </table:table-cell>
          <table:table-cell table:formula="of:=([.H16]/[.B16])" office:value-type="float" office:value="0" calcext:value-type="float">
            <text:p>00.00000000</text:p>
          </table:table-cell>
          <table:table-cell table:formula="of:=([.E16]/[.H1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82667685" calcext:value-type="float">
            <text:p>82667685</text:p>
          </table:table-cell>
          <table:table-cell office:value-type="string" calcext:value-type="string">
            <text:p>outside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([.D17]/[.B17])" office:value-type="float" office:value="0.00000483865007227431" calcext:value-type="float">
            <text:p>00.00000484</text:p>
          </table:table-cell>
          <table:table-cell table:formula="of:=([.E17]/[.B17])" office:value-type="float" office:value="0" calcext:value-type="float">
            <text:p>00.00000000</text:p>
          </table:table-cell>
          <table:table-cell table:formula="of:=([.F17]/[.B17])" office:value-type="float" office:value="0" calcext:value-type="float">
            <text:p>00.00000000</text:p>
          </table:table-cell>
          <table:table-cell table:formula="of:=([.G17]/[.B17])" office:value-type="float" office:value="0.0000000241932503613716" calcext:value-type="float">
            <text:p>00.00000002</text:p>
          </table:table-cell>
          <table:table-cell table:formula="of:=([.H17]/[.B17])" office:value-type="float" office:value="0.000000205642628071658" calcext:value-type="float">
            <text:p>00.00000021</text:p>
          </table:table-cell>
          <table:table-cell table:formula="of:=([.E17]/[.H17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731118" calcext:value-type="float">
            <text:p>5731118</text:p>
          </table:table-cell>
          <table:table-cell office:value-type="string" calcext:value-type="string">
            <text:p>outsid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18]/[.B18])" office:value-type="float" office:value="0.00000261729037859629" calcext:value-type="float">
            <text:p>00.00000262</text:p>
          </table:table-cell>
          <table:table-cell table:formula="of:=([.E18]/[.B18])" office:value-type="float" office:value="0" calcext:value-type="float">
            <text:p>00.00000000</text:p>
          </table:table-cell>
          <table:table-cell table:formula="of:=([.F18]/[.B18])" office:value-type="float" office:value="0" calcext:value-type="float">
            <text:p>00.00000000</text:p>
          </table:table-cell>
          <table:table-cell table:formula="of:=([.G18]/[.B18])" office:value-type="float" office:value="0" calcext:value-type="float">
            <text:p>00.00000000</text:p>
          </table:table-cell>
          <table:table-cell table:formula="of:=([.H18]/[.B18])" office:value-type="float" office:value="0" calcext:value-type="float">
            <text:p>00.00000000</text:p>
          </table:table-cell>
          <table:table-cell table:formula="of:=([.E18]/[.H1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0648791" calcext:value-type="float">
            <text:p>10648791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19]/[.B19])" office:value-type="float" office:value="0.0000000939073740859408" calcext:value-type="float">
            <text:p>00.00000009</text:p>
          </table:table-cell>
          <table:table-cell table:formula="of:=([.E19]/[.B19])" office:value-type="float" office:value="0" calcext:value-type="float">
            <text:p>00.00000000</text:p>
          </table:table-cell>
          <table:table-cell table:formula="of:=([.F19]/[.B19])" office:value-type="float" office:value="0" calcext:value-type="float">
            <text:p>00.00000000</text:p>
          </table:table-cell>
          <table:table-cell table:formula="of:=([.G19]/[.B19])" office:value-type="float" office:value="0" calcext:value-type="float">
            <text:p>00.00000000</text:p>
          </table:table-cell>
          <table:table-cell table:formula="of:=([.H19]/[.B19])" office:value-type="float" office:value="0" calcext:value-type="float">
            <text:p>00.00000000</text:p>
          </table:table-cell>
          <table:table-cell table:formula="of:=([.E19]/[.H1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40606052" calcext:value-type="float">
            <text:p>40606052</text:p>
          </table:table-cell>
          <table:table-cell office:value-type="string" calcext:value-type="string">
            <text:p>outsid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20]/[.B20])" office:value-type="float" office:value="0.000000418656805148159" calcext:value-type="float">
            <text:p>00.00000042</text:p>
          </table:table-cell>
          <table:table-cell table:formula="of:=([.E20]/[.B20])" office:value-type="float" office:value="0" calcext:value-type="float">
            <text:p>00.00000000</text:p>
          </table:table-cell>
          <table:table-cell table:formula="of:=([.F20]/[.B20])" office:value-type="float" office:value="0" calcext:value-type="float">
            <text:p>00.00000000</text:p>
          </table:table-cell>
          <table:table-cell table:formula="of:=([.G20]/[.B20])" office:value-type="float" office:value="0" calcext:value-type="float">
            <text:p>00.00000000</text:p>
          </table:table-cell>
          <table:table-cell table:formula="of:=([.H20]/[.B20])" office:value-type="float" office:value="0" calcext:value-type="float">
            <text:p>00.00000000</text:p>
          </table:table-cell>
          <table:table-cell table:formula="of:=([.E20]/[.H2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6385068" calcext:value-type="float">
            <text:p>16385068</text:p>
          </table:table-cell>
          <table:table-cell office:value-type="string" calcext:value-type="string">
            <text:p>outsid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([.D21]/[.B21])" office:value-type="float" office:value="0.000000793405312690799" calcext:value-type="float">
            <text:p>00.00000079</text:p>
          </table:table-cell>
          <table:table-cell table:formula="of:=([.E21]/[.B21])" office:value-type="float" office:value="0" calcext:value-type="float">
            <text:p>00.00000000</text:p>
          </table:table-cell>
          <table:table-cell table:formula="of:=([.F21]/[.B21])" office:value-type="float" office:value="0" calcext:value-type="float">
            <text:p>00.00000000</text:p>
          </table:table-cell>
          <table:table-cell table:formula="of:=([.G21]/[.B21])" office:value-type="float" office:value="0.0000000610311778992922" calcext:value-type="float">
            <text:p>00.00000006</text:p>
          </table:table-cell>
          <table:table-cell table:formula="of:=([.H21]/[.B21])" office:value-type="float" office:value="0" calcext:value-type="float">
            <text:p>00.00000000</text:p>
          </table:table-cell>
          <table:table-cell table:formula="of:=([.E21]/[.H2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95688681" calcext:value-type="float">
            <text:p>95688681</text:p>
          </table:table-cell>
          <table:table-cell office:value-type="string" calcext:value-type="string">
            <text:p>outsid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22]/[.B22])" office:value-type="float" office:value="0.0000000313516705283042" calcext:value-type="float">
            <text:p>00.00000003</text:p>
          </table:table-cell>
          <table:table-cell table:formula="of:=([.E22]/[.B22])" office:value-type="float" office:value="0" calcext:value-type="float">
            <text:p>00.00000000</text:p>
          </table:table-cell>
          <table:table-cell table:formula="of:=([.F22]/[.B22])" office:value-type="float" office:value="0" calcext:value-type="float">
            <text:p>00.00000000</text:p>
          </table:table-cell>
          <table:table-cell table:formula="of:=([.G22]/[.B22])" office:value-type="float" office:value="0" calcext:value-type="float">
            <text:p>00.00000000</text:p>
          </table:table-cell>
          <table:table-cell table:formula="of:=([.H22]/[.B22])" office:value-type="float" office:value="0.0000000104505568427681" calcext:value-type="float">
            <text:p>00.00000001</text:p>
          </table:table-cell>
          <table:table-cell table:formula="of:=([.E22]/[.H22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46443959" calcext:value-type="float">
            <text:p>46443959</text:p>
          </table:table-cell>
          <table:table-cell office:value-type="string" calcext:value-type="string">
            <text:p>outside</text:p>
          </table:table-cell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D23]/[.B23])" office:value-type="float" office:value="0.00000533976873074063" calcext:value-type="float">
            <text:p>00.00000534</text:p>
          </table:table-cell>
          <table:table-cell table:formula="of:=([.E23]/[.B23])" office:value-type="float" office:value="0.0000000645939765815399" calcext:value-type="float">
            <text:p>00.00000006</text:p>
          </table:table-cell>
          <table:table-cell table:formula="of:=([.F23]/[.B23])" office:value-type="float" office:value="0.00000015071927869026" calcext:value-type="float">
            <text:p>00.00000015</text:p>
          </table:table-cell>
          <table:table-cell table:formula="of:=([.G23]/[.B23])" office:value-type="float" office:value="0" calcext:value-type="float">
            <text:p>00.00000000</text:p>
          </table:table-cell>
          <table:table-cell table:formula="of:=([.H23]/[.B23])" office:value-type="float" office:value="0.00000004306265105436" calcext:value-type="float">
            <text:p>00.00000004</text:p>
          </table:table-cell>
          <table:table-cell table:formula="of:=([.E23]/[.H23])" office:value-type="float" office:value="1.5" calcext:value-type="float">
            <text:p>01.50000000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316481" calcext:value-type="float">
            <text:p>1316481</text:p>
          </table:table-cell>
          <table:table-cell office:value-type="string" calcext:value-type="string">
            <text:p>outsid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24]/[.B24])" office:value-type="float" office:value="0.00000379800392105925" calcext:value-type="float">
            <text:p>00.00000380</text:p>
          </table:table-cell>
          <table:table-cell table:formula="of:=([.E24]/[.B24])" office:value-type="float" office:value="0" calcext:value-type="float">
            <text:p>00.00000000</text:p>
          </table:table-cell>
          <table:table-cell table:formula="of:=([.F24]/[.B24])" office:value-type="float" office:value="0" calcext:value-type="float">
            <text:p>00.00000000</text:p>
          </table:table-cell>
          <table:table-cell table:formula="of:=([.G24]/[.B24])" office:value-type="float" office:value="0" calcext:value-type="float">
            <text:p>00.00000000</text:p>
          </table:table-cell>
          <table:table-cell table:formula="of:=([.H24]/[.B24])" office:value-type="float" office:value="0" calcext:value-type="float">
            <text:p>00.00000000</text:p>
          </table:table-cell>
          <table:table-cell table:formula="of:=([.E24]/[.H2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5495096" calcext:value-type="float">
            <text:p>5495096</text:p>
          </table:table-cell>
          <table:table-cell office:value-type="string" calcext:value-type="string">
            <text:p>outsid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25]/[.B25])" office:value-type="float" office:value="0.00000218376530637499" calcext:value-type="float">
            <text:p>00.00000218</text:p>
          </table:table-cell>
          <table:table-cell table:formula="of:=([.E25]/[.B25])" office:value-type="float" office:value="0" calcext:value-type="float">
            <text:p>00.00000000</text:p>
          </table:table-cell>
          <table:table-cell table:formula="of:=([.F25]/[.B25])" office:value-type="float" office:value="0" calcext:value-type="float">
            <text:p>00.00000000</text:p>
          </table:table-cell>
          <table:table-cell table:formula="of:=([.G25]/[.B25])" office:value-type="float" office:value="0" calcext:value-type="float">
            <text:p>00.00000000</text:p>
          </table:table-cell>
          <table:table-cell table:formula="of:=([.H25]/[.B25])" office:value-type="float" office:value="0.000000181980442197916" calcext:value-type="float">
            <text:p>00.00000018</text:p>
          </table:table-cell>
          <table:table-cell table:formula="of:=([.E25]/[.H25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6896109" calcext:value-type="float">
            <text:p>66896109</text:p>
          </table:table-cell>
          <table:table-cell office:value-type="string" calcext:value-type="string">
            <text:p>outside</text:p>
          </table:table-cell>
          <table:table-cell office:value-type="float" office:value="423" calcext:value-type="float">
            <text:p>42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[.D26]/[.B26])" office:value-type="float" office:value="0.00000632323772373667" calcext:value-type="float">
            <text:p>00.00000632</text:p>
          </table:table-cell>
          <table:table-cell table:formula="of:=([.E26]/[.B26])" office:value-type="float" office:value="0.000000104639867768692" calcext:value-type="float">
            <text:p>00.00000010</text:p>
          </table:table-cell>
          <table:table-cell table:formula="of:=([.F26]/[.B26])" office:value-type="float" office:value="0.000000343816708382845" calcext:value-type="float">
            <text:p>00.00000034</text:p>
          </table:table-cell>
          <table:table-cell table:formula="of:=([.G26]/[.B26])" office:value-type="float" office:value="0" calcext:value-type="float">
            <text:p>00.00000000</text:p>
          </table:table-cell>
          <table:table-cell table:formula="of:=([.H26]/[.B26])" office:value-type="float" office:value="0.000000179382630460615" calcext:value-type="float">
            <text:p>00.00000018</text:p>
          </table:table-cell>
          <table:table-cell table:formula="of:=([.E26]/[.H26])" office:value-type="float" office:value="0.583333333333333" calcext:value-type="float">
            <text:p>00.5833333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65637239" calcext:value-type="float">
            <text:p>65637239</text:p>
          </table:table-cell>
          <table:table-cell office:value-type="string" calcext:value-type="string">
            <text:p>outsid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D27]/[.B27])" office:value-type="float" office:value="0.00000176728944981979" calcext:value-type="float">
            <text:p>00.00000177</text:p>
          </table:table-cell>
          <table:table-cell table:formula="of:=([.E27]/[.B27])" office:value-type="float" office:value="0.0000000152352538777568" calcext:value-type="float">
            <text:p>00.00000002</text:p>
          </table:table-cell>
          <table:table-cell table:formula="of:=([.F27]/[.B27])" office:value-type="float" office:value="0" calcext:value-type="float">
            <text:p>00.00000000</text:p>
          </table:table-cell>
          <table:table-cell table:formula="of:=([.G27]/[.B27])" office:value-type="float" office:value="0" calcext:value-type="float">
            <text:p>00.00000000</text:p>
          </table:table-cell>
          <table:table-cell table:formula="of:=([.H27]/[.B27])" office:value-type="float" office:value="0.000000121882031022054" calcext:value-type="float">
            <text:p>00.00000012</text:p>
          </table:table-cell>
          <table:table-cell table:formula="of:=([.E27]/[.H27])" office:value-type="float" office:value="0.125" calcext:value-type="float">
            <text:p>00.12500000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3719300" calcext:value-type="float">
            <text:p>3719300</text:p>
          </table:table-cell>
          <table:table-cell office:value-type="string" calcext:value-type="string">
            <text:p>outsid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D28]/[.B28])" office:value-type="float" office:value="0.00000241981017933482" calcext:value-type="float">
            <text:p>00.00000242</text:p>
          </table:table-cell>
          <table:table-cell table:formula="of:=([.E28]/[.B28])" office:value-type="float" office:value="0" calcext:value-type="float">
            <text:p>00.00000000</text:p>
          </table:table-cell>
          <table:table-cell table:formula="of:=([.F28]/[.B28])" office:value-type="float" office:value="0.000000268867797703869" calcext:value-type="float">
            <text:p>00.00000027</text:p>
          </table:table-cell>
          <table:table-cell table:formula="of:=([.G28]/[.B28])" office:value-type="float" office:value="0" calcext:value-type="float">
            <text:p>00.00000000</text:p>
          </table:table-cell>
          <table:table-cell table:formula="of:=([.H28]/[.B28])" office:value-type="float" office:value="0" calcext:value-type="float">
            <text:p>00.00000000</text:p>
          </table:table-cell>
          <table:table-cell table:formula="of:=([.E28]/[.H2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0746740" calcext:value-type="float">
            <text:p>10746740</text:p>
          </table:table-cell>
          <table:table-cell office:value-type="string" calcext:value-type="string">
            <text:p>outsid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29]/[.B29])" office:value-type="float" office:value="0.00000288459570064969" calcext:value-type="float">
            <text:p>00.00000288</text:p>
          </table:table-cell>
          <table:table-cell table:formula="of:=([.E29]/[.B29])" office:value-type="float" office:value="0" calcext:value-type="float">
            <text:p>00.00000000</text:p>
          </table:table-cell>
          <table:table-cell table:formula="of:=([.F29]/[.B29])" office:value-type="float" office:value="0" calcext:value-type="float">
            <text:p>00.00000000</text:p>
          </table:table-cell>
          <table:table-cell table:formula="of:=([.G29]/[.B29])" office:value-type="float" office:value="0" calcext:value-type="float">
            <text:p>00.00000000</text:p>
          </table:table-cell>
          <table:table-cell table:formula="of:=([.H29]/[.B29])" office:value-type="float" office:value="0" calcext:value-type="float">
            <text:p>00.00000000</text:p>
          </table:table-cell>
          <table:table-cell table:formula="of:=([.E29]/[.H2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7346700" calcext:value-type="float">
            <text:p>7346700</text:p>
          </table:table-cell>
          <table:table-cell office:value-type="string" calcext:value-type="string">
            <text:p>outside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([.D30]/[.B30])" office:value-type="float" office:value="0.0000142921311609294" calcext:value-type="float">
            <text:p>00.00001429</text:p>
          </table:table-cell>
          <table:table-cell table:formula="of:=([.E30]/[.B30])" office:value-type="float" office:value="0.000000272231069731989" calcext:value-type="float">
            <text:p>00.00000027</text:p>
          </table:table-cell>
          <table:table-cell table:formula="of:=([.F30]/[.B30])" office:value-type="float" office:value="0.000000272231069731989" calcext:value-type="float">
            <text:p>00.00000027</text:p>
          </table:table-cell>
          <table:table-cell table:formula="of:=([.G30]/[.B30])" office:value-type="float" office:value="0.000000544462139463977" calcext:value-type="float">
            <text:p>00.00000054</text:p>
          </table:table-cell>
          <table:table-cell table:formula="of:=([.H30]/[.B30])" office:value-type="float" office:value="0.00000490015925517579" calcext:value-type="float">
            <text:p>00.00000490</text:p>
          </table:table-cell>
          <table:table-cell table:formula="of:=([.E30]/[.H30])" office:value-type="float" office:value="0.0555555555555556" calcext:value-type="float">
            <text:p>00.05555556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4170600" calcext:value-type="float">
            <text:p>4170600</text:p>
          </table:table-cell>
          <table:table-cell office:value-type="string" calcext:value-type="string">
            <text:p>outsid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31]/[.B31])" office:value-type="float" office:value="0.00000239773653670935" calcext:value-type="float">
            <text:p>00.00000240</text:p>
          </table:table-cell>
          <table:table-cell table:formula="of:=([.E31]/[.B31])" office:value-type="float" office:value="0" calcext:value-type="float">
            <text:p>00.00000000</text:p>
          </table:table-cell>
          <table:table-cell table:formula="of:=([.F31]/[.B31])" office:value-type="float" office:value="0" calcext:value-type="float">
            <text:p>00.00000000</text:p>
          </table:table-cell>
          <table:table-cell table:formula="of:=([.G31]/[.B31])" office:value-type="float" office:value="0" calcext:value-type="float">
            <text:p>00.00000000</text:p>
          </table:table-cell>
          <table:table-cell table:formula="of:=([.H31]/[.B31])" office:value-type="float" office:value="0" calcext:value-type="float">
            <text:p>00.00000000</text:p>
          </table:table-cell>
          <table:table-cell table:formula="of:=([.E31]/[.H3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9817958" calcext:value-type="float">
            <text:p>9817958</text:p>
          </table:table-cell>
          <table:table-cell office:value-type="string" calcext:value-type="string">
            <text:p>outsid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32]/[.B32])" office:value-type="float" office:value="0.000000203708347499551" calcext:value-type="float">
            <text:p>00.00000020</text:p>
          </table:table-cell>
          <table:table-cell table:formula="of:=([.E32]/[.B32])" office:value-type="float" office:value="0" calcext:value-type="float">
            <text:p>00.00000000</text:p>
          </table:table-cell>
          <table:table-cell table:formula="of:=([.F32]/[.B32])" office:value-type="float" office:value="0" calcext:value-type="float">
            <text:p>00.00000000</text:p>
          </table:table-cell>
          <table:table-cell table:formula="of:=([.G32]/[.B32])" office:value-type="float" office:value="0" calcext:value-type="float">
            <text:p>00.00000000</text:p>
          </table:table-cell>
          <table:table-cell table:formula="of:=([.H32]/[.B32])" office:value-type="float" office:value="0" calcext:value-type="float">
            <text:p>00.00000000</text:p>
          </table:table-cell>
          <table:table-cell table:formula="of:=([.E32]/[.H3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61115456" calcext:value-type="float">
            <text:p>261115456</text:p>
          </table:table-cell>
          <table:table-cell office:value-type="string" calcext:value-type="string">
            <text:p>outsi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33]/[.B33])" office:value-type="float" office:value="0.00000000765944701488678" calcext:value-type="float">
            <text:p>00.00000001</text:p>
          </table:table-cell>
          <table:table-cell table:formula="of:=([.E33]/[.B33])" office:value-type="float" office:value="0" calcext:value-type="float">
            <text:p>00.00000000</text:p>
          </table:table-cell>
          <table:table-cell table:formula="of:=([.F33]/[.B33])" office:value-type="float" office:value="0" calcext:value-type="float">
            <text:p>00.00000000</text:p>
          </table:table-cell>
          <table:table-cell table:formula="of:=([.G33]/[.B33])" office:value-type="float" office:value="0" calcext:value-type="float">
            <text:p>00.00000000</text:p>
          </table:table-cell>
          <table:table-cell table:formula="of:=([.H33]/[.B33])" office:value-type="float" office:value="0" calcext:value-type="float">
            <text:p>00.00000000</text:p>
          </table:table-cell>
          <table:table-cell table:formula="of:=([.E33]/[.H3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324171354" calcext:value-type="float">
            <text:p>1324171354</text:p>
          </table:table-cell>
          <table:table-cell office:value-type="string" calcext:value-type="string">
            <text:p>outsid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D34]/[.B34])" office:value-type="float" office:value="0.0000000226556781411841" calcext:value-type="float">
            <text:p>00.00000002</text:p>
          </table:table-cell>
          <table:table-cell table:formula="of:=([.E34]/[.B34])" office:value-type="float" office:value="0" calcext:value-type="float">
            <text:p>00.00000000</text:p>
          </table:table-cell>
          <table:table-cell table:formula="of:=([.F34]/[.B34])" office:value-type="float" office:value="0" calcext:value-type="float">
            <text:p>00.00000000</text:p>
          </table:table-cell>
          <table:table-cell table:formula="of:=([.G34]/[.B34])" office:value-type="float" office:value="0" calcext:value-type="float">
            <text:p>00.00000000</text:p>
          </table:table-cell>
          <table:table-cell table:formula="of:=([.H34]/[.B34])" office:value-type="float" office:value="0.00000000226556781411841" calcext:value-type="float">
            <text:p>00.00000000</text:p>
          </table:table-cell>
          <table:table-cell table:formula="of:=([.E34]/[.H34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773095" calcext:value-type="float">
            <text:p>4773095</text:p>
          </table:table-cell>
          <table:table-cell office:value-type="string" calcext:value-type="string">
            <text:p>outsid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35]/[.B35])" office:value-type="float" office:value="0.00000272359967693918" calcext:value-type="float">
            <text:p>00.00000272</text:p>
          </table:table-cell>
          <table:table-cell table:formula="of:=([.E35]/[.B35])" office:value-type="float" office:value="0" calcext:value-type="float">
            <text:p>00.00000000</text:p>
          </table:table-cell>
          <table:table-cell table:formula="of:=([.F35]/[.B35])" office:value-type="float" office:value="0" calcext:value-type="float">
            <text:p>00.00000000</text:p>
          </table:table-cell>
          <table:table-cell table:formula="of:=([.G35]/[.B35])" office:value-type="float" office:value="0" calcext:value-type="float">
            <text:p>00.00000000</text:p>
          </table:table-cell>
          <table:table-cell table:formula="of:=([.H35]/[.B35])" office:value-type="float" office:value="0" calcext:value-type="float">
            <text:p>00.00000000</text:p>
          </table:table-cell>
          <table:table-cell table:formula="of:=([.E35]/[.H3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80277428" calcext:value-type="float">
            <text:p>80277428</text:p>
          </table:table-cell>
          <table:table-cell office:value-type="string" calcext:value-type="string">
            <text:p>outside</text:p>
          </table:table-cell>
          <table:table-cell office:value-type="float" office:value="3513" calcext:value-type="float">
            <text:p>3513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52" calcext:value-type="float">
            <text:p>552</text:p>
          </table:table-cell>
          <table:table-cell table:formula="of:=([.D36]/[.B36])" office:value-type="float" office:value="0.0000437607443028693" calcext:value-type="float">
            <text:p>00.00004376</text:p>
          </table:table-cell>
          <table:table-cell table:formula="of:=([.E36]/[.B36])" office:value-type="float" office:value="0.00000134533458147164" calcext:value-type="float">
            <text:p>00.00000135</text:p>
          </table:table-cell>
          <table:table-cell table:formula="of:=([.F36]/[.B36])" office:value-type="float" office:value="0" calcext:value-type="float">
            <text:p>00.00000000</text:p>
          </table:table-cell>
          <table:table-cell table:formula="of:=([.G36]/[.B36])" office:value-type="float" office:value="0" calcext:value-type="float">
            <text:p>00.00000000</text:p>
          </table:table-cell>
          <table:table-cell table:formula="of:=([.H36]/[.B36])" office:value-type="float" office:value="0.00000687615452752173" calcext:value-type="float">
            <text:p>00.00000688</text:p>
          </table:table-cell>
          <table:table-cell table:formula="of:=([.E36]/[.H36])" office:value-type="float" office:value="0.195652173913043" calcext:value-type="float">
            <text:p>00.19565217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37202572" calcext:value-type="float">
            <text:p>37202572</text:p>
          </table:table-cell>
          <table:table-cell office:value-type="string" calcext:value-type="string">
            <text:p>outside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([.D37]/[.B37])" office:value-type="float" office:value="0.000000940795168678123" calcext:value-type="float">
            <text:p>00.00000094</text:p>
          </table:table-cell>
          <table:table-cell table:formula="of:=([.E37]/[.B37])" office:value-type="float" office:value="0.0000000537597239244642" calcext:value-type="float">
            <text:p>00.00000005</text:p>
          </table:table-cell>
          <table:table-cell table:formula="of:=([.F37]/[.B37])" office:value-type="float" office:value="0" calcext:value-type="float">
            <text:p>00.00000000</text:p>
          </table:table-cell>
          <table:table-cell table:formula="of:=([.G37]/[.B37])" office:value-type="float" office:value="0" calcext:value-type="float">
            <text:p>00.00000000</text:p>
          </table:table-cell>
          <table:table-cell table:formula="of:=([.H37]/[.B37])" office:value-type="float" office:value="0" calcext:value-type="float">
            <text:p>00.00000000</text:p>
          </table:table-cell>
          <table:table-cell table:formula="of:=([.E37]/[.H3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34252" calcext:value-type="float">
            <text:p>334252</text:p>
          </table:table-cell>
          <table:table-cell office:value-type="string" calcext:value-type="string">
            <text:p>outsid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38]/[.B38])" office:value-type="float" office:value="0.000101719660615344" calcext:value-type="float">
            <text:p>00.00010172</text:p>
          </table:table-cell>
          <table:table-cell table:formula="of:=([.E38]/[.B38])" office:value-type="float" office:value="0" calcext:value-type="float">
            <text:p>00.00000000</text:p>
          </table:table-cell>
          <table:table-cell table:formula="of:=([.F38]/[.B38])" office:value-type="float" office:value="0" calcext:value-type="float">
            <text:p>00.00000000</text:p>
          </table:table-cell>
          <table:table-cell table:formula="of:=([.G38]/[.B38])" office:value-type="float" office:value="0" calcext:value-type="float">
            <text:p>00.00000000</text:p>
          </table:table-cell>
          <table:table-cell table:formula="of:=([.H38]/[.B38])" office:value-type="float" office:value="0" calcext:value-type="float">
            <text:p>00.00000000</text:p>
          </table:table-cell>
          <table:table-cell table:formula="of:=([.E38]/[.H3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8547100" calcext:value-type="float">
            <text:p>8547100</text:p>
          </table:table-cell>
          <table:table-cell office:value-type="string" calcext:value-type="string">
            <text:p>outsid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39]/[.B39])" office:value-type="float" office:value="0.00000175498122170093" calcext:value-type="float">
            <text:p>00.00000175</text:p>
          </table:table-cell>
          <table:table-cell table:formula="of:=([.E39]/[.B39])" office:value-type="float" office:value="0" calcext:value-type="float">
            <text:p>00.00000000</text:p>
          </table:table-cell>
          <table:table-cell table:formula="of:=([.F39]/[.B39])" office:value-type="float" office:value="0" calcext:value-type="float">
            <text:p>00.00000000</text:p>
          </table:table-cell>
          <table:table-cell table:formula="of:=([.G39]/[.B39])" office:value-type="float" office:value="0" calcext:value-type="float">
            <text:p>00.00000000</text:p>
          </table:table-cell>
          <table:table-cell table:formula="of:=([.H39]/[.B39])" office:value-type="float" office:value="0" calcext:value-type="float">
            <text:p>00.00000000</text:p>
          </table:table-cell>
          <table:table-cell table:formula="of:=([.E39]/[.H3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60600590" calcext:value-type="float">
            <text:p>60600590</text:p>
          </table:table-cell>
          <table:table-cell office:value-type="string" calcext:value-type="string">
            <text:p>outside</text:p>
          </table:table-cell>
          <table:table-cell office:value-type="float" office:value="3858" calcext:value-type="float">
            <text:p>3858</text:p>
          </table:table-cell>
          <table:table-cell office:value-type="float" office:value="148" calcext:value-type="float">
            <text:p>148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414" calcext:value-type="float">
            <text:p>414</text:p>
          </table:table-cell>
          <table:table-cell table:formula="of:=([.D40]/[.B40])" office:value-type="float" office:value="0.0000636627465178144" calcext:value-type="float">
            <text:p>00.00006366</text:p>
          </table:table-cell>
          <table:table-cell table:formula="of:=([.E40]/[.B40])" office:value-type="float" office:value="0.00000244222044702865" calcext:value-type="float">
            <text:p>00.00000244</text:p>
          </table:table-cell>
          <table:table-cell table:formula="of:=([.F40]/[.B40])" office:value-type="float" office:value="0.00000579202281693957" calcext:value-type="float">
            <text:p>00.00000579</text:p>
          </table:table-cell>
          <table:table-cell table:formula="of:=([.G40]/[.B40])" office:value-type="float" office:value="0" calcext:value-type="float">
            <text:p>00.00000000</text:p>
          </table:table-cell>
          <table:table-cell table:formula="of:=([.H40]/[.B40])" office:value-type="float" office:value="0.00000683161665587744" calcext:value-type="float">
            <text:p>00.00000683</text:p>
          </table:table-cell>
          <table:table-cell table:formula="of:=([.E40]/[.H40])" office:value-type="float" office:value="0.357487922705314" calcext:value-type="float">
            <text:p>00.35748792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9455802" calcext:value-type="float">
            <text:p>9455802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41]/[.B41])" office:value-type="float" office:value="0.000000105755175499656" calcext:value-type="float">
            <text:p>00.00000011</text:p>
          </table:table-cell>
          <table:table-cell table:formula="of:=([.E41]/[.B41])" office:value-type="float" office:value="0" calcext:value-type="float">
            <text:p>00.00000000</text:p>
          </table:table-cell>
          <table:table-cell table:formula="of:=([.F41]/[.B41])" office:value-type="float" office:value="0" calcext:value-type="float">
            <text:p>00.00000000</text:p>
          </table:table-cell>
          <table:table-cell table:formula="of:=([.G41]/[.B41])" office:value-type="float" office:value="0" calcext:value-type="float">
            <text:p>00.00000000</text:p>
          </table:table-cell>
          <table:table-cell table:formula="of:=([.H41]/[.B41])" office:value-type="float" office:value="0" calcext:value-type="float">
            <text:p>00.00000000</text:p>
          </table:table-cell>
          <table:table-cell table:formula="of:=([.E41]/[.H4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26994511" calcext:value-type="float">
            <text:p>126994511</text:p>
          </table:table-cell>
          <table:table-cell office:value-type="string" calcext:value-type="string">
            <text:p>outside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D42]/[.B42])" office:value-type="float" office:value="0.00000275602462849753" calcext:value-type="float">
            <text:p>00.00000276</text:p>
          </table:table-cell>
          <table:table-cell table:formula="of:=([.E42]/[.B42])" office:value-type="float" office:value="0.000000047246136488529" calcext:value-type="float">
            <text:p>00.00000005</text:p>
          </table:table-cell>
          <table:table-cell table:formula="of:=([.F42]/[.B42])" office:value-type="float" office:value="0.000000228356326361224" calcext:value-type="float">
            <text:p>00.00000023</text:p>
          </table:table-cell>
          <table:table-cell table:formula="of:=([.G42]/[.B42])" office:value-type="float" office:value="0" calcext:value-type="float">
            <text:p>00.00000000</text:p>
          </table:table-cell>
          <table:table-cell table:formula="of:=([.H42]/[.B42])" office:value-type="float" office:value="0.000000078743560814215" calcext:value-type="float">
            <text:p>00.00000008</text:p>
          </table:table-cell>
          <table:table-cell table:formula="of:=([.E42]/[.H42])" office:value-type="float" office:value="0.6" calcext:value-type="float">
            <text:p>00.60000000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5762370" calcext:value-type="float">
            <text:p>15762370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43]/[.B43])" office:value-type="float" office:value="0.0000000634422361611864" calcext:value-type="float">
            <text:p>00.00000006</text:p>
          </table:table-cell>
          <table:table-cell table:formula="of:=([.E43]/[.B43])" office:value-type="float" office:value="0" calcext:value-type="float">
            <text:p>00.00000000</text:p>
          </table:table-cell>
          <table:table-cell table:formula="of:=([.F43]/[.B43])" office:value-type="float" office:value="0" calcext:value-type="float">
            <text:p>00.00000000</text:p>
          </table:table-cell>
          <table:table-cell table:formula="of:=([.G43]/[.B43])" office:value-type="float" office:value="0" calcext:value-type="float">
            <text:p>00.00000000</text:p>
          </table:table-cell>
          <table:table-cell table:formula="of:=([.H43]/[.B43])" office:value-type="float" office:value="0.0000000634422361611864" calcext:value-type="float">
            <text:p>00.00000006</text:p>
          </table:table-cell>
          <table:table-cell table:formula="of:=([.E43]/[.H43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51245707" calcext:value-type="float">
            <text:p>51245707</text:p>
          </table:table-cell>
          <table:table-cell office:value-type="string" calcext:value-type="string">
            <text:p>outside</text:p>
          </table:table-cell>
          <table:table-cell office:value-type="float" office:value="6284" calcext:value-type="float">
            <text:p>6284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table:formula="of:=([.D44]/[.B44])" office:value-type="float" office:value="0.000122624905926266" calcext:value-type="float">
            <text:p>00.00012262</text:p>
          </table:table-cell>
          <table:table-cell table:formula="of:=([.E44]/[.B44])" office:value-type="float" office:value="0.000000819580848011327" calcext:value-type="float">
            <text:p>00.00000082</text:p>
          </table:table-cell>
          <table:table-cell table:formula="of:=([.F44]/[.B44])" office:value-type="float" office:value="0.000000526873402292996" calcext:value-type="float">
            <text:p>00.00000053</text:p>
          </table:table-cell>
          <table:table-cell table:formula="of:=([.G44]/[.B44])" office:value-type="float" office:value="0.000000487845742863885" calcext:value-type="float">
            <text:p>00.00000049</text:p>
          </table:table-cell>
          <table:table-cell table:formula="of:=([.H44]/[.B44])" office:value-type="float" office:value="0.00000210749360917198" calcext:value-type="float">
            <text:p>00.00000211</text:p>
          </table:table-cell>
          <table:table-cell table:formula="of:=([.E44]/[.H44])" office:value-type="float" office:value="0.388888888888889" calcext:value-type="float">
            <text:p>00.38888889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4052584" calcext:value-type="float">
            <text:p>4052584</text:p>
          </table:table-cell>
          <table:table-cell office:value-type="string" calcext:value-type="string">
            <text:p>outside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45]/[.B45])" office:value-type="float" office:value="0.0000143118563365991" calcext:value-type="float">
            <text:p>00.00001431</text:p>
          </table:table-cell>
          <table:table-cell table:formula="of:=([.E45]/[.B45])" office:value-type="float" office:value="0" calcext:value-type="float">
            <text:p>00.00000000</text:p>
          </table:table-cell>
          <table:table-cell table:formula="of:=([.F45]/[.B45])" office:value-type="float" office:value="0" calcext:value-type="float">
            <text:p>00.00000000</text:p>
          </table:table-cell>
          <table:table-cell table:formula="of:=([.G45]/[.B45])" office:value-type="float" office:value="0" calcext:value-type="float">
            <text:p>00.00000000</text:p>
          </table:table-cell>
          <table:table-cell table:formula="of:=([.H45]/[.B45])" office:value-type="float" office:value="0" calcext:value-type="float">
            <text:p>00.00000000</text:p>
          </table:table-cell>
          <table:table-cell table:formula="of:=([.E45]/[.H4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6006668" calcext:value-type="float">
            <text:p>6006668</text:p>
          </table:table-cell>
          <table:table-cell office:value-type="string" calcext:value-type="string">
            <text:p>outsid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([.D46]/[.B46])" office:value-type="float" office:value="0.00000266370640095307" calcext:value-type="float">
            <text:p>00.00000266</text:p>
          </table:table-cell>
          <table:table-cell table:formula="of:=([.E46]/[.B46])" office:value-type="float" office:value="0" calcext:value-type="float">
            <text:p>00.00000000</text:p>
          </table:table-cell>
          <table:table-cell table:formula="of:=([.F46]/[.B46])" office:value-type="float" office:value="0" calcext:value-type="float">
            <text:p>00.00000000</text:p>
          </table:table-cell>
          <table:table-cell table:formula="of:=([.G46]/[.B46])" office:value-type="float" office:value="0.000000166481650059567" calcext:value-type="float">
            <text:p>00.00000017</text:p>
          </table:table-cell>
          <table:table-cell table:formula="of:=([.H46]/[.B46])" office:value-type="float" office:value="0" calcext:value-type="float">
            <text:p>00.00000000</text:p>
          </table:table-cell>
          <table:table-cell table:formula="of:=([.E46]/[.H4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37666" calcext:value-type="float">
            <text:p>37666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47]/[.B47])" office:value-type="float" office:value="0.0000265491424626985" calcext:value-type="float">
            <text:p>00.00002655</text:p>
          </table:table-cell>
          <table:table-cell table:formula="of:=([.E47]/[.B47])" office:value-type="float" office:value="0" calcext:value-type="float">
            <text:p>00.00000000</text:p>
          </table:table-cell>
          <table:table-cell table:formula="of:=([.F47]/[.B47])" office:value-type="float" office:value="0" calcext:value-type="float">
            <text:p>00.00000000</text:p>
          </table:table-cell>
          <table:table-cell table:formula="of:=([.G47]/[.B47])" office:value-type="float" office:value="0" calcext:value-type="float">
            <text:p>00.00000000</text:p>
          </table:table-cell>
          <table:table-cell table:formula="of:=([.H47]/[.B47])" office:value-type="float" office:value="0" calcext:value-type="float">
            <text:p>00.00000000</text:p>
          </table:table-cell>
          <table:table-cell table:formula="of:=([.E47]/[.H4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1203000" calcext:value-type="float">
            <text:p>21203000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48]/[.B48])" office:value-type="float" office:value="0.0000000471631372918927" calcext:value-type="float">
            <text:p>00.00000005</text:p>
          </table:table-cell>
          <table:table-cell table:formula="of:=([.E48]/[.B48])" office:value-type="float" office:value="0" calcext:value-type="float">
            <text:p>00.00000000</text:p>
          </table:table-cell>
          <table:table-cell table:formula="of:=([.F48]/[.B48])" office:value-type="float" office:value="0" calcext:value-type="float">
            <text:p>00.00000000</text:p>
          </table:table-cell>
          <table:table-cell table:formula="of:=([.G48]/[.B48])" office:value-type="float" office:value="0" calcext:value-type="float">
            <text:p>00.00000000</text:p>
          </table:table-cell>
          <table:table-cell table:formula="of:=([.H48]/[.B48])" office:value-type="float" office:value="0.0000000471631372918927" calcext:value-type="float">
            <text:p>00.00000005</text:p>
          </table:table-cell>
          <table:table-cell table:formula="of:=([.E48]/[.H48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872298" calcext:value-type="float">
            <text:p>2872298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49]/[.B49])" office:value-type="float" office:value="0.000000348153290501194" calcext:value-type="float">
            <text:p>00.00000035</text:p>
          </table:table-cell>
          <table:table-cell table:formula="of:=([.E49]/[.B49])" office:value-type="float" office:value="0" calcext:value-type="float">
            <text:p>00.00000000</text:p>
          </table:table-cell>
          <table:table-cell table:formula="of:=([.F49]/[.B49])" office:value-type="float" office:value="0" calcext:value-type="float">
            <text:p>00.00000000</text:p>
          </table:table-cell>
          <table:table-cell table:formula="of:=([.G49]/[.B49])" office:value-type="float" office:value="0" calcext:value-type="float">
            <text:p>00.00000000</text:p>
          </table:table-cell>
          <table:table-cell table:formula="of:=([.H49]/[.B49])" office:value-type="float" office:value="0" calcext:value-type="float">
            <text:p>00.00000000</text:p>
          </table:table-cell>
          <table:table-cell table:formula="of:=([.E49]/[.H4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582972" calcext:value-type="float">
            <text:p>582972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50]/[.B50])" office:value-type="float" office:value="0.00000171534825000172" calcext:value-type="float">
            <text:p>00.00000172</text:p>
          </table:table-cell>
          <table:table-cell table:formula="of:=([.E50]/[.B50])" office:value-type="float" office:value="0" calcext:value-type="float">
            <text:p>00.00000000</text:p>
          </table:table-cell>
          <table:table-cell table:formula="of:=([.F50]/[.B50])" office:value-type="float" office:value="0" calcext:value-type="float">
            <text:p>00.00000000</text:p>
          </table:table-cell>
          <table:table-cell table:formula="of:=([.G50]/[.B50])" office:value-type="float" office:value="0" calcext:value-type="float">
            <text:p>00.00000000</text:p>
          </table:table-cell>
          <table:table-cell table:formula="of:=([.H50]/[.B50])" office:value-type="float" office:value="0" calcext:value-type="float">
            <text:p>00.00000000</text:p>
          </table:table-cell>
          <table:table-cell table:formula="of:=([.E50]/[.H5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960424" calcext:value-type="float">
            <text:p>1960424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51]/[.B51])" office:value-type="float" office:value="0.000000510093734824712" calcext:value-type="float">
            <text:p>00.00000051</text:p>
          </table:table-cell>
          <table:table-cell table:formula="of:=([.E51]/[.B51])" office:value-type="float" office:value="0" calcext:value-type="float">
            <text:p>00.00000000</text:p>
          </table:table-cell>
          <table:table-cell table:formula="of:=([.F51]/[.B51])" office:value-type="float" office:value="0" calcext:value-type="float">
            <text:p>00.00000000</text:p>
          </table:table-cell>
          <table:table-cell table:formula="of:=([.G51]/[.B51])" office:value-type="float" office:value="0" calcext:value-type="float">
            <text:p>00.00000000</text:p>
          </table:table-cell>
          <table:table-cell table:formula="of:=([.H51]/[.B51])" office:value-type="float" office:value="0" calcext:value-type="float">
            <text:p>00.00000000</text:p>
          </table:table-cell>
          <table:table-cell table:formula="of:=([.E51]/[.H5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35276786" calcext:value-type="float">
            <text:p>35276786</text:p>
          </table:table-cell>
          <table:table-cell office:value-type="string" calcext:value-type="string">
            <text:p>outsi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52]/[.B52])" office:value-type="float" office:value="0.0000000566945072603836" calcext:value-type="float">
            <text:p>00.00000006</text:p>
          </table:table-cell>
          <table:table-cell table:formula="of:=([.E52]/[.B52])" office:value-type="float" office:value="0" calcext:value-type="float">
            <text:p>00.00000000</text:p>
          </table:table-cell>
          <table:table-cell table:formula="of:=([.F52]/[.B52])" office:value-type="float" office:value="0" calcext:value-type="float">
            <text:p>00.00000000</text:p>
          </table:table-cell>
          <table:table-cell table:formula="of:=([.G52]/[.B52])" office:value-type="float" office:value="0" calcext:value-type="float">
            <text:p>00.00000000</text:p>
          </table:table-cell>
          <table:table-cell table:formula="of:=([.H52]/[.B52])" office:value-type="float" office:value="0" calcext:value-type="float">
            <text:p>00.00000000</text:p>
          </table:table-cell>
          <table:table-cell table:formula="of:=([.E52]/[.H5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38499" calcext:value-type="float">
            <text:p>38499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53]/[.B53])" office:value-type="float" office:value="0.0000259747006415751" calcext:value-type="float">
            <text:p>00.00002597</text:p>
          </table:table-cell>
          <table:table-cell table:formula="of:=([.E53]/[.B53])" office:value-type="float" office:value="0" calcext:value-type="float">
            <text:p>00.00000000</text:p>
          </table:table-cell>
          <table:table-cell table:formula="of:=([.F53]/[.B53])" office:value-type="float" office:value="0" calcext:value-type="float">
            <text:p>00.00000000</text:p>
          </table:table-cell>
          <table:table-cell table:formula="of:=([.G53]/[.B53])" office:value-type="float" office:value="0" calcext:value-type="float">
            <text:p>00.00000000</text:p>
          </table:table-cell>
          <table:table-cell table:formula="of:=([.H53]/[.B53])" office:value-type="float" office:value="0" calcext:value-type="float">
            <text:p>00.00000000</text:p>
          </table:table-cell>
          <table:table-cell table:formula="of:=([.E53]/[.H5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27540423" calcext:value-type="float">
            <text:p>127540423</text:p>
          </table:table-cell>
          <table:table-cell office:value-type="string" calcext:value-type="string">
            <text:p>outsid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54]/[.B54])" office:value-type="float" office:value="0.0000000392032571508721" calcext:value-type="float">
            <text:p>00.00000004</text:p>
          </table:table-cell>
          <table:table-cell table:formula="of:=([.E54]/[.B54])" office:value-type="float" office:value="0" calcext:value-type="float">
            <text:p>00.00000000</text:p>
          </table:table-cell>
          <table:table-cell table:formula="of:=([.F54]/[.B54])" office:value-type="float" office:value="0" calcext:value-type="float">
            <text:p>00.00000000</text:p>
          </table:table-cell>
          <table:table-cell table:formula="of:=([.G54]/[.B54])" office:value-type="float" office:value="0" calcext:value-type="float">
            <text:p>00.00000000</text:p>
          </table:table-cell>
          <table:table-cell table:formula="of:=([.H54]/[.B54])" office:value-type="float" office:value="0.00000000784065143017442" calcext:value-type="float">
            <text:p>00.00000001</text:p>
          </table:table-cell>
          <table:table-cell table:formula="of:=([.E54]/[.H54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31187265" calcext:value-type="float">
            <text:p>31187265</text:p>
          </table:table-cell>
          <table:table-cell office:value-type="string" calcext:value-type="string">
            <text:p>outsid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([.D55]/[.B55])" office:value-type="float" office:value="0.00000176354034250839" calcext:value-type="float">
            <text:p>00.00000176</text:p>
          </table:table-cell>
          <table:table-cell table:formula="of:=([.E55]/[.B55])" office:value-type="float" office:value="0" calcext:value-type="float">
            <text:p>00.00000000</text:p>
          </table:table-cell>
          <table:table-cell table:formula="of:=([.F55]/[.B55])" office:value-type="float" office:value="0" calcext:value-type="float">
            <text:p>00.00000000</text:p>
          </table:table-cell>
          <table:table-cell table:formula="of:=([.G55]/[.B55])" office:value-type="float" office:value="0" calcext:value-type="float">
            <text:p>00.00000000</text:p>
          </table:table-cell>
          <table:table-cell table:formula="of:=([.H55]/[.B55])" office:value-type="float" office:value="0.000000705416137003357" calcext:value-type="float">
            <text:p>00.00000071</text:p>
          </table:table-cell>
          <table:table-cell table:formula="of:=([.E55]/[.H55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185989640" calcext:value-type="float">
            <text:p>185989640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56]/[.B56])" office:value-type="float" office:value="0.00000000537664355928642" calcext:value-type="float">
            <text:p>00.00000001</text:p>
          </table:table-cell>
          <table:table-cell table:formula="of:=([.E56]/[.B56])" office:value-type="float" office:value="0" calcext:value-type="float">
            <text:p>00.00000000</text:p>
          </table:table-cell>
          <table:table-cell table:formula="of:=([.F56]/[.B56])" office:value-type="float" office:value="0" calcext:value-type="float">
            <text:p>00.00000000</text:p>
          </table:table-cell>
          <table:table-cell table:formula="of:=([.G56]/[.B56])" office:value-type="float" office:value="0" calcext:value-type="float">
            <text:p>00.00000000</text:p>
          </table:table-cell>
          <table:table-cell table:formula="of:=([.H56]/[.B56])" office:value-type="float" office:value="0" calcext:value-type="float">
            <text:p>00.00000000</text:p>
          </table:table-cell>
          <table:table-cell table:formula="of:=([.E56]/[.H5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7018408" calcext:value-type="float">
            <text:p>17018408</text:p>
          </table:table-cell>
          <table:table-cell office:value-type="string" calcext:value-type="string">
            <text:p>outside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D57]/[.B57])" office:value-type="float" office:value="0.00000481831203012644" calcext:value-type="float">
            <text:p>00.00000482</text:p>
          </table:table-cell>
          <table:table-cell table:formula="of:=([.E57]/[.B57])" office:value-type="float" office:value="0" calcext:value-type="float">
            <text:p>00.00000000</text:p>
          </table:table-cell>
          <table:table-cell table:formula="of:=([.F57]/[.B57])" office:value-type="float" office:value="0.00000005875990280642" calcext:value-type="float">
            <text:p>00.00000006</text:p>
          </table:table-cell>
          <table:table-cell table:formula="of:=([.G57]/[.B57])" office:value-type="float" office:value="0" calcext:value-type="float">
            <text:p>00.00000000</text:p>
          </table:table-cell>
          <table:table-cell table:formula="of:=([.H57]/[.B57])" office:value-type="float" office:value="0" calcext:value-type="float">
            <text:p>00.00000000</text:p>
          </table:table-cell>
          <table:table-cell table:formula="of:=([.E57]/[.H5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5232929" calcext:value-type="float">
            <text:p>5232929</text:p>
          </table:table-cell>
          <table:table-cell office:value-type="string" calcext:value-type="string">
            <text:p>outside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58]/[.B58])" office:value-type="float" office:value="0.0000137590248214719" calcext:value-type="float">
            <text:p>00.00001376</text:p>
          </table:table-cell>
          <table:table-cell table:formula="of:=([.E58]/[.B58])" office:value-type="float" office:value="0" calcext:value-type="float">
            <text:p>00.00000000</text:p>
          </table:table-cell>
          <table:table-cell table:formula="of:=([.F58]/[.B58])" office:value-type="float" office:value="0" calcext:value-type="float">
            <text:p>00.00000000</text:p>
          </table:table-cell>
          <table:table-cell table:formula="of:=([.G58]/[.B58])" office:value-type="float" office:value="0" calcext:value-type="float">
            <text:p>00.00000000</text:p>
          </table:table-cell>
          <table:table-cell table:formula="of:=([.H58]/[.B58])" office:value-type="float" office:value="0" calcext:value-type="float">
            <text:p>00.00000000</text:p>
          </table:table-cell>
          <table:table-cell table:formula="of:=([.E58]/[.H5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8982771" calcext:value-type="float">
            <text:p>28982771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59]/[.B59])" office:value-type="float" office:value="0.0000000345032571247242" calcext:value-type="float">
            <text:p>00.00000003</text:p>
          </table:table-cell>
          <table:table-cell table:formula="of:=([.E59]/[.B59])" office:value-type="float" office:value="0" calcext:value-type="float">
            <text:p>00.00000000</text:p>
          </table:table-cell>
          <table:table-cell table:formula="of:=([.F59]/[.B59])" office:value-type="float" office:value="0" calcext:value-type="float">
            <text:p>00.00000000</text:p>
          </table:table-cell>
          <table:table-cell table:formula="of:=([.G59]/[.B59])" office:value-type="float" office:value="0" calcext:value-type="float">
            <text:p>00.00000000</text:p>
          </table:table-cell>
          <table:table-cell table:formula="of:=([.H59]/[.B59])" office:value-type="float" office:value="0.0000000345032571247242" calcext:value-type="float">
            <text:p>00.00000003</text:p>
          </table:table-cell>
          <table:table-cell table:formula="of:=([.E59]/[.H59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4692700" calcext:value-type="float">
            <text:p>4692700</text:p>
          </table:table-cell>
          <table:table-cell office:value-type="string" calcext:value-type="string">
            <text:p>outsid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60]/[.B60])" office:value-type="float" office:value="0.000000852387751188016" calcext:value-type="float">
            <text:p>00.00000085</text:p>
          </table:table-cell>
          <table:table-cell table:formula="of:=([.E60]/[.B60])" office:value-type="float" office:value="0" calcext:value-type="float">
            <text:p>00.00000000</text:p>
          </table:table-cell>
          <table:table-cell table:formula="of:=([.F60]/[.B60])" office:value-type="float" office:value="0" calcext:value-type="float">
            <text:p>00.00000000</text:p>
          </table:table-cell>
          <table:table-cell table:formula="of:=([.G60]/[.B60])" office:value-type="float" office:value="0" calcext:value-type="float">
            <text:p>00.00000000</text:p>
          </table:table-cell>
          <table:table-cell table:formula="of:=([.H60]/[.B60])" office:value-type="float" office:value="0" calcext:value-type="float">
            <text:p>00.00000000</text:p>
          </table:table-cell>
          <table:table-cell table:formula="of:=([.E60]/[.H6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4424762" calcext:value-type="float">
            <text:p>4424762</text:p>
          </table:table-cell>
          <table:table-cell office:value-type="string" calcext:value-type="string">
            <text:p>outsid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D61]/[.B61])" office:value-type="float" office:value="0.00000339001284136864" calcext:value-type="float">
            <text:p>00.00000339</text:p>
          </table:table-cell>
          <table:table-cell table:formula="of:=([.E61]/[.B61])" office:value-type="float" office:value="0" calcext:value-type="float">
            <text:p>00.00000000</text:p>
          </table:table-cell>
          <table:table-cell table:formula="of:=([.F61]/[.B61])" office:value-type="float" office:value="0" calcext:value-type="float">
            <text:p>00.00000000</text:p>
          </table:table-cell>
          <table:table-cell table:formula="of:=([.G61]/[.B61])" office:value-type="float" office:value="0" calcext:value-type="float">
            <text:p>00.00000000</text:p>
          </table:table-cell>
          <table:table-cell table:formula="of:=([.H61]/[.B61])" office:value-type="float" office:value="0.000000452001712182486" calcext:value-type="float">
            <text:p>00.00000045</text:p>
          </table:table-cell>
          <table:table-cell table:formula="of:=([.E61]/[.H61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93203476" calcext:value-type="float">
            <text:p>193203476</text:p>
          </table:table-cell>
          <table:table-cell office:value-type="string" calcext:value-type="string">
            <text:p>outsid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62]/[.B62])" office:value-type="float" office:value="0.0000000258794515684594" calcext:value-type="float">
            <text:p>00.00000003</text:p>
          </table:table-cell>
          <table:table-cell table:formula="of:=([.E62]/[.B62])" office:value-type="float" office:value="0" calcext:value-type="float">
            <text:p>00.00000000</text:p>
          </table:table-cell>
          <table:table-cell table:formula="of:=([.F62]/[.B62])" office:value-type="float" office:value="0" calcext:value-type="float">
            <text:p>00.00000000</text:p>
          </table:table-cell>
          <table:table-cell table:formula="of:=([.G62]/[.B62])" office:value-type="float" office:value="0" calcext:value-type="float">
            <text:p>00.00000000</text:p>
          </table:table-cell>
          <table:table-cell table:formula="of:=([.H62]/[.B62])" office:value-type="float" office:value="0" calcext:value-type="float">
            <text:p>00.00000000</text:p>
          </table:table-cell>
          <table:table-cell table:formula="of:=([.E62]/[.H6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03320222" calcext:value-type="float">
            <text:p>103320222</text:p>
          </table:table-cell>
          <table:table-cell office:value-type="string" calcext:value-type="string">
            <text:p>outsid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D63]/[.B63])" office:value-type="float" office:value="0.0000000290359422572669" calcext:value-type="float">
            <text:p>00.00000003</text:p>
          </table:table-cell>
          <table:table-cell table:formula="of:=([.E63]/[.B63])" office:value-type="float" office:value="0.00000000967864741908898" calcext:value-type="float">
            <text:p>00.00000001</text:p>
          </table:table-cell>
          <table:table-cell table:formula="of:=([.F63]/[.B63])" office:value-type="float" office:value="0" calcext:value-type="float">
            <text:p>00.00000000</text:p>
          </table:table-cell>
          <table:table-cell table:formula="of:=([.G63]/[.B63])" office:value-type="float" office:value="0" calcext:value-type="float">
            <text:p>00.00000000</text:p>
          </table:table-cell>
          <table:table-cell table:formula="of:=([.H63]/[.B63])" office:value-type="float" office:value="0.000000019357294838178" calcext:value-type="float">
            <text:p>00.00000002</text:p>
          </table:table-cell>
          <table:table-cell table:formula="of:=([.E63]/[.H63])" office:value-type="float" office:value="0.5" calcext:value-type="float">
            <text:p>00.50000000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7948016" calcext:value-type="float">
            <text:p>37948016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64]/[.B64])" office:value-type="float" office:value="0.0000000263518387891478" calcext:value-type="float">
            <text:p>00.00000003</text:p>
          </table:table-cell>
          <table:table-cell table:formula="of:=([.E64]/[.B64])" office:value-type="float" office:value="0" calcext:value-type="float">
            <text:p>00.00000000</text:p>
          </table:table-cell>
          <table:table-cell table:formula="of:=([.F64]/[.B64])" office:value-type="float" office:value="0" calcext:value-type="float">
            <text:p>00.00000000</text:p>
          </table:table-cell>
          <table:table-cell table:formula="of:=([.G64]/[.B64])" office:value-type="float" office:value="0" calcext:value-type="float">
            <text:p>00.00000000</text:p>
          </table:table-cell>
          <table:table-cell table:formula="of:=([.H64]/[.B64])" office:value-type="float" office:value="0" calcext:value-type="float">
            <text:p>00.00000000</text:p>
          </table:table-cell>
          <table:table-cell table:formula="of:=([.E64]/[.H6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0324611" calcext:value-type="float">
            <text:p>10324611</text:p>
          </table:table-cell>
          <table:table-cell office:value-type="string" calcext:value-type="string">
            <text:p>outsid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65]/[.B65])" office:value-type="float" office:value="0.00000077484759474231" calcext:value-type="float">
            <text:p>00.00000077</text:p>
          </table:table-cell>
          <table:table-cell table:formula="of:=([.E65]/[.B65])" office:value-type="float" office:value="0" calcext:value-type="float">
            <text:p>00.00000000</text:p>
          </table:table-cell>
          <table:table-cell table:formula="of:=([.F65]/[.B65])" office:value-type="float" office:value="0" calcext:value-type="float">
            <text:p>00.00000000</text:p>
          </table:table-cell>
          <table:table-cell table:formula="of:=([.G65]/[.B65])" office:value-type="float" office:value="0" calcext:value-type="float">
            <text:p>00.00000000</text:p>
          </table:table-cell>
          <table:table-cell table:formula="of:=([.H65]/[.B65])" office:value-type="float" office:value="0" calcext:value-type="float">
            <text:p>00.00000000</text:p>
          </table:table-cell>
          <table:table-cell table:formula="of:=([.E65]/[.H6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569804" calcext:value-type="float">
            <text:p>2569804</text:p>
          </table:table-cell>
          <table:table-cell office:value-type="string" calcext:value-type="string">
            <text:p>outsid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66]/[.B66])" office:value-type="float" office:value="0.00000311307788453905" calcext:value-type="float">
            <text:p>00.00000311</text:p>
          </table:table-cell>
          <table:table-cell table:formula="of:=([.E66]/[.B66])" office:value-type="float" office:value="0" calcext:value-type="float">
            <text:p>00.00000000</text:p>
          </table:table-cell>
          <table:table-cell table:formula="of:=([.F66]/[.B66])" office:value-type="float" office:value="0" calcext:value-type="float">
            <text:p>00.00000000</text:p>
          </table:table-cell>
          <table:table-cell table:formula="of:=([.G66]/[.B66])" office:value-type="float" office:value="0" calcext:value-type="float">
            <text:p>00.00000000</text:p>
          </table:table-cell>
          <table:table-cell table:formula="of:=([.H66]/[.B66])" office:value-type="float" office:value="0" calcext:value-type="float">
            <text:p>00.00000000</text:p>
          </table:table-cell>
          <table:table-cell table:formula="of:=([.E66]/[.H6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705301" calcext:value-type="float">
            <text:p>19705301</text:p>
          </table:table-cell>
          <table:table-cell office:value-type="string" calcext:value-type="string">
            <text:p>outsid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67]/[.B67])" office:value-type="float" office:value="0.000000304486594749301" calcext:value-type="float">
            <text:p>00.00000030</text:p>
          </table:table-cell>
          <table:table-cell table:formula="of:=([.E67]/[.B67])" office:value-type="float" office:value="0" calcext:value-type="float">
            <text:p>00.00000000</text:p>
          </table:table-cell>
          <table:table-cell table:formula="of:=([.F67]/[.B67])" office:value-type="float" office:value="0" calcext:value-type="float">
            <text:p>00.00000000</text:p>
          </table:table-cell>
          <table:table-cell table:formula="of:=([.G67]/[.B67])" office:value-type="float" office:value="0" calcext:value-type="float">
            <text:p>00.00000000</text:p>
          </table:table-cell>
          <table:table-cell table:formula="of:=([.H67]/[.B67])" office:value-type="float" office:value="0" calcext:value-type="float">
            <text:p>00.00000000</text:p>
          </table:table-cell>
          <table:table-cell table:formula="of:=([.E67]/[.H6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32275687" calcext:value-type="float">
            <text:p>32275687</text:p>
          </table:table-cell>
          <table:table-cell office:value-type="string" calcext:value-type="string">
            <text:p>outsid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68]/[.B68])" office:value-type="float" office:value="0.000000154915370198007" calcext:value-type="float">
            <text:p>00.00000015</text:p>
          </table:table-cell>
          <table:table-cell table:formula="of:=([.E68]/[.B68])" office:value-type="float" office:value="0" calcext:value-type="float">
            <text:p>00.00000000</text:p>
          </table:table-cell>
          <table:table-cell table:formula="of:=([.F68]/[.B68])" office:value-type="float" office:value="0" calcext:value-type="float">
            <text:p>00.00000000</text:p>
          </table:table-cell>
          <table:table-cell table:formula="of:=([.G68]/[.B68])" office:value-type="float" office:value="0" calcext:value-type="float">
            <text:p>00.00000000</text:p>
          </table:table-cell>
          <table:table-cell table:formula="of:=([.H68]/[.B68])" office:value-type="float" office:value="0" calcext:value-type="float">
            <text:p>00.00000000</text:p>
          </table:table-cell>
          <table:table-cell table:formula="of:=([.E68]/[.H6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5411614" calcext:value-type="float">
            <text:p>15411614</text:p>
          </table:table-cell>
          <table:table-cell office:value-type="string" calcext:value-type="string">
            <text:p>outside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69]/[.B69])" office:value-type="float" office:value="0.000000259544522721631" calcext:value-type="float">
            <text:p>00.00000026</text:p>
          </table:table-cell>
          <table:table-cell table:formula="of:=([.E69]/[.B69])" office:value-type="float" office:value="0" calcext:value-type="float">
            <text:p>00.00000000</text:p>
          </table:table-cell>
          <table:table-cell table:formula="of:=([.F69]/[.B69])" office:value-type="float" office:value="0" calcext:value-type="float">
            <text:p>00.00000000</text:p>
          </table:table-cell>
          <table:table-cell table:formula="of:=([.G69]/[.B69])" office:value-type="float" office:value="0" calcext:value-type="float">
            <text:p>00.00000000</text:p>
          </table:table-cell>
          <table:table-cell table:formula="of:=([.H69]/[.B69])" office:value-type="float" office:value="0" calcext:value-type="float">
            <text:p>00.00000000</text:p>
          </table:table-cell>
          <table:table-cell table:formula="of:=([.E69]/[.H6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607283" calcext:value-type="float">
            <text:p>5607283</text:p>
          </table:table-cell>
          <table:table-cell office:value-type="string" calcext:value-type="string">
            <text:p>outside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table:formula="of:=([.D70]/[.B70])" office:value-type="float" office:value="0.000020865720528106" calcext:value-type="float">
            <text:p>00.00002087</text:p>
          </table:table-cell>
          <table:table-cell table:formula="of:=([.E70]/[.B70])" office:value-type="float" office:value="0" calcext:value-type="float">
            <text:p>00.00000000</text:p>
          </table:table-cell>
          <table:table-cell table:formula="of:=([.F70]/[.B70])" office:value-type="float" office:value="0" calcext:value-type="float">
            <text:p>00.00000000</text:p>
          </table:table-cell>
          <table:table-cell table:formula="of:=([.G70]/[.B70])" office:value-type="float" office:value="0.0000012483764418525" calcext:value-type="float">
            <text:p>00.00000125</text:p>
          </table:table-cell>
          <table:table-cell table:formula="of:=([.H70]/[.B70])" office:value-type="float" office:value="0.0000144454988271503" calcext:value-type="float">
            <text:p>00.00001445</text:p>
          </table:table-cell>
          <table:table-cell table:formula="of:=([.E70]/[.H70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float" office:value="33203" calcext:value-type="float">
            <text:p>33203</text:p>
          </table:table-cell>
          <table:table-cell office:value-type="string" calcext:value-type="string">
            <text:p>outsid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([.D71]/[.B71])" office:value-type="float" office:value="0.000481884167093335" calcext:value-type="float">
            <text:p>00.00048188</text:p>
          </table:table-cell>
          <table:table-cell table:formula="of:=([.E71]/[.B71])" office:value-type="float" office:value="0.0000301177604433334" calcext:value-type="float">
            <text:p>00.00003012</text:p>
          </table:table-cell>
          <table:table-cell table:formula="of:=([.F71]/[.B71])" office:value-type="float" office:value="0.0000903532813300003" calcext:value-type="float">
            <text:p>00.00009035</text:p>
          </table:table-cell>
          <table:table-cell table:formula="of:=([.G71]/[.B71])" office:value-type="float" office:value="0" calcext:value-type="float">
            <text:p>00.00000000</text:p>
          </table:table-cell>
          <table:table-cell table:formula="of:=([.H71]/[.B71])" office:value-type="float" office:value="0" calcext:value-type="float">
            <text:p>00.00000000</text:p>
          </table:table-cell>
          <table:table-cell table:formula="of:=([.E71]/[.H7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64845" calcext:value-type="float">
            <text:p>2064845</text:p>
          </table:table-cell>
          <table:table-cell office:value-type="string" calcext:value-type="string">
            <text:p>outsid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([.D72]/[.B72])" office:value-type="float" office:value="0.00000290578711719282" calcext:value-type="float">
            <text:p>00.00000291</text:p>
          </table:table-cell>
          <table:table-cell table:formula="of:=([.E72]/[.B72])" office:value-type="float" office:value="0" calcext:value-type="float">
            <text:p>00.00000000</text:p>
          </table:table-cell>
          <table:table-cell table:formula="of:=([.F72]/[.B72])" office:value-type="float" office:value="0" calcext:value-type="float">
            <text:p>00.00000000</text:p>
          </table:table-cell>
          <table:table-cell table:formula="of:=([.G72]/[.B72])" office:value-type="float" office:value="0" calcext:value-type="float">
            <text:p>00.00000000</text:p>
          </table:table-cell>
          <table:table-cell table:formula="of:=([.H72]/[.B72])" office:value-type="float" office:value="0" calcext:value-type="float">
            <text:p>00.00000000</text:p>
          </table:table-cell>
          <table:table-cell table:formula="of:=([.E72]/[.H7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9903122" calcext:value-type="float">
            <text:p>9903122</text:p>
          </table:table-cell>
          <table:table-cell office:value-type="string" calcext:value-type="string">
            <text:p>outside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73]/[.B73])" office:value-type="float" office:value="0.00000908804314437407" calcext:value-type="float">
            <text:p>00.00000909</text:p>
          </table:table-cell>
          <table:table-cell table:formula="of:=([.E73]/[.B73])" office:value-type="float" office:value="0" calcext:value-type="float">
            <text:p>00.00000000</text:p>
          </table:table-cell>
          <table:table-cell table:formula="of:=([.F73]/[.B73])" office:value-type="float" office:value="0" calcext:value-type="float">
            <text:p>00.00000000</text:p>
          </table:table-cell>
          <table:table-cell table:formula="of:=([.G73]/[.B73])" office:value-type="float" office:value="0" calcext:value-type="float">
            <text:p>00.00000000</text:p>
          </table:table-cell>
          <table:table-cell table:formula="of:=([.H73]/[.B73])" office:value-type="float" office:value="0" calcext:value-type="float">
            <text:p>00.00000000</text:p>
          </table:table-cell>
          <table:table-cell table:formula="of:=([.E73]/[.H7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68863514" calcext:value-type="float">
            <text:p>68863514</text:p>
          </table:table-cell>
          <table:table-cell office:value-type="string" calcext:value-type="string">
            <text:p>outsid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([.D74]/[.B74])" office:value-type="float" office:value="0.000000682509463574572" calcext:value-type="float">
            <text:p>00.00000068</text:p>
          </table:table-cell>
          <table:table-cell table:formula="of:=([.E74]/[.B74])" office:value-type="float" office:value="0.0000000145214779483951" calcext:value-type="float">
            <text:p>00.00000001</text:p>
          </table:table-cell>
          <table:table-cell table:formula="of:=([.F74]/[.B74])" office:value-type="float" office:value="0.0000000145214779483951" calcext:value-type="float">
            <text:p>00.00000001</text:p>
          </table:table-cell>
          <table:table-cell table:formula="of:=([.G74]/[.B74])" office:value-type="float" office:value="0" calcext:value-type="float">
            <text:p>00.00000000</text:p>
          </table:table-cell>
          <table:table-cell table:formula="of:=([.H74]/[.B74])" office:value-type="float" office:value="0.000000450165816400249" calcext:value-type="float">
            <text:p>00.00000045</text:p>
          </table:table-cell>
          <table:table-cell table:formula="of:=([.E74]/[.H74])" office:value-type="float" office:value="0.032258064516129" calcext:value-type="float">
            <text:p>00.03225806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1403248" calcext:value-type="float">
            <text:p>11403248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75]/[.B75])" office:value-type="float" office:value="0.0000000876943130588759" calcext:value-type="float">
            <text:p>00.00000009</text:p>
          </table:table-cell>
          <table:table-cell table:formula="of:=([.E75]/[.B75])" office:value-type="float" office:value="0" calcext:value-type="float">
            <text:p>00.00000000</text:p>
          </table:table-cell>
          <table:table-cell table:formula="of:=([.F75]/[.B75])" office:value-type="float" office:value="0" calcext:value-type="float">
            <text:p>00.00000000</text:p>
          </table:table-cell>
          <table:table-cell table:formula="of:=([.G75]/[.B75])" office:value-type="float" office:value="0" calcext:value-type="float">
            <text:p>00.00000000</text:p>
          </table:table-cell>
          <table:table-cell table:formula="of:=([.H75]/[.B75])" office:value-type="float" office:value="0" calcext:value-type="float">
            <text:p>00.00000000</text:p>
          </table:table-cell>
          <table:table-cell table:formula="of:=([.E75]/[.H7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45004645" calcext:value-type="float">
            <text:p>45004645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76]/[.B76])" office:value-type="float" office:value="0.0000000222199286318112" calcext:value-type="float">
            <text:p>00.00000002</text:p>
          </table:table-cell>
          <table:table-cell table:formula="of:=([.E76]/[.B76])" office:value-type="float" office:value="0" calcext:value-type="float">
            <text:p>00.00000000</text:p>
          </table:table-cell>
          <table:table-cell table:formula="of:=([.F76]/[.B76])" office:value-type="float" office:value="0" calcext:value-type="float">
            <text:p>00.00000000</text:p>
          </table:table-cell>
          <table:table-cell table:formula="of:=([.G76]/[.B76])" office:value-type="float" office:value="0" calcext:value-type="float">
            <text:p>00.00000000</text:p>
          </table:table-cell>
          <table:table-cell table:formula="of:=([.H76]/[.B76])" office:value-type="float" office:value="0" calcext:value-type="float">
            <text:p>00.00000000</text:p>
          </table:table-cell>
          <table:table-cell table:formula="of:=([.E76]/[.H7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323127513" calcext:value-type="float">
            <text:p>323127513</text:p>
          </table:table-cell>
          <table:table-cell office:value-type="string" calcext:value-type="string">
            <text:p>outside</text:p>
          </table:table-cell>
          <table:table-cell office:value-type="float" office:value="223" calcext:value-type="float">
            <text:p>22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([.D77]/[.B77])" office:value-type="float" office:value="0.000000690130029255664" calcext:value-type="float">
            <text:p>00.00000069</text:p>
          </table:table-cell>
          <table:table-cell table:formula="of:=([.E77]/[.B77])" office:value-type="float" office:value="0.0000000402317954274602" calcext:value-type="float">
            <text:p>00.00000004</text:p>
          </table:table-cell>
          <table:table-cell table:formula="of:=([.F77]/[.B77])" office:value-type="float" office:value="0.00000000618950698884004" calcext:value-type="float">
            <text:p>00.00000001</text:p>
          </table:table-cell>
          <table:table-cell table:formula="of:=([.G77]/[.B77])" office:value-type="float" office:value="0.0000000185685209665201" calcext:value-type="float">
            <text:p>00.00000002</text:p>
          </table:table-cell>
          <table:table-cell table:formula="of:=([.H77]/[.B77])" office:value-type="float" office:value="0.0000000278527814497802" calcext:value-type="float">
            <text:p>00.00000003</text:p>
          </table:table-cell>
          <table:table-cell table:formula="of:=([.E77]/[.H77])" office:value-type="float" office:value="1.44444444444444" calcext:value-type="float">
            <text:p>01.44444444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92701100" calcext:value-type="float">
            <text:p>92701100</text:p>
          </table:table-cell>
          <table:table-cell office:value-type="string" calcext:value-type="string">
            <text:p>outsid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D78]/[.B78])" office:value-type="float" office:value="0.000000172597736164943" calcext:value-type="float">
            <text:p>00.00000017</text:p>
          </table:table-cell>
          <table:table-cell table:formula="of:=([.E78]/[.B78])" office:value-type="float" office:value="0" calcext:value-type="float">
            <text:p>00.00000000</text:p>
          </table:table-cell>
          <table:table-cell table:formula="of:=([.F78]/[.B78])" office:value-type="float" office:value="0" calcext:value-type="float">
            <text:p>00.00000000</text:p>
          </table:table-cell>
          <table:table-cell table:formula="of:=([.G78]/[.B78])" office:value-type="float" office:value="0" calcext:value-type="float">
            <text:p>00.00000000</text:p>
          </table:table-cell>
          <table:table-cell table:formula="of:=([.H78]/[.B78])" office:value-type="float" office:value="0.000000172597736164943" calcext:value-type="float">
            <text:p>00.00000017</text:p>
          </table:table-cell>
          <table:table-cell table:formula="of:=([.E78]/[.H78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55908865" calcext:value-type="float">
            <text:p>55908865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79]/[.B79])" office:value-type="float" office:value="0.0000000178862511338765" calcext:value-type="float">
            <text:p>00.00000002</text:p>
          </table:table-cell>
          <table:table-cell table:formula="of:=([.E79]/[.B79])" office:value-type="float" office:value="0" calcext:value-type="float">
            <text:p>00.00000000</text:p>
          </table:table-cell>
          <table:table-cell table:formula="of:=([.F79]/[.B79])" office:value-type="float" office:value="0" calcext:value-type="float">
            <text:p>00.00000000</text:p>
          </table:table-cell>
          <table:table-cell table:formula="of:=([.G79]/[.B79])" office:value-type="float" office:value="0" calcext:value-type="float">
            <text:p>00.00000000</text:p>
          </table:table-cell>
          <table:table-cell table:formula="of:=([.H79]/[.B79])" office:value-type="float" office:value="0" calcext:value-type="float">
            <text:p>00.00000000</text:p>
          </table:table-cell>
          <table:table-cell table:formula="of:=([.E79]/[.H79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3-05T20:12:12.623039431</dc:date>
    <meta:editing-duration>PT13H54M44S</meta:editing-duration>
    <meta:editing-cycles>6</meta:editing-cycles>
    <meta:generator>LibreOffice/6.4.1.2$MacOSX_X86_64 LibreOffice_project/4d224e95b98b138af42a64d84056446d09082932</meta:generator>
    <meta:document-statistic meta:table-count="1" meta:cell-count="938" meta:object-count="0"/>
  </office:meta>
</office:document-meta>
</file>